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heep close to TC need to start under control of the player.</text:p>
          </table:table-cell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needs to be updated, since it erroneously states that the invisible combatants should contain 510 food. As currently written they are non-compliant. Once I update the spec this will become compliant. No action needed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is has not yet been measured and cannot be said to be compliant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move to the tournament branch when the time com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30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are changed for transport ships, but since the map is undockable, no additional transport ships can be created, and clause A is satisfied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scout is hostile but the map is not nomad.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2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0" calcext:value-type="float" table:number-columns-spanned="2" table:number-rows-spanned="1">
            <text:p>40</text:p>
          </table:table-cell>
          <table:covered-table-cell/>
          <table:table-cell table:style-name="ce12" table:formula="of:=COUNTIF([.$F$10:.$F$76];[.A84])" office:value-type="float" office:value="38" calcext:value-type="float" table:number-columns-spanned="2" table:number-rows-spanned="1">
            <text:p>3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10:'DATE (24-11-19)'.D33 'DATE (24-11-19)'.F10:'DATE (24-11-19)'.F33 'DATE (24-11-19)'.D8:'DATE (24-11-19)'.D8 'DATE (24-11-19)'.F8:'DATE (24-11-19)'.F8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0T21:30:27.541000000</dc:date>
    <meta:editing-duration>P2DT18H35M42S</meta:editing-duration>
    <meta:editing-cycles>221</meta:editing-cycles>
    <meta:generator>LibreOffice/24.8.1.2$Windows_X86_64 LibreOffice_project/87fa9aec1a63e70835390b81c40bb8993f1d4ff6</meta:generator>
    <meta:document-statistic meta:table-count="1" meta:cell-count="252" meta:object-count="0"/>
  </office:meta>
</office:document-meta>
</file>